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3_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rch 16, 1888</text:p>
      <text:p text:style-name="P2">Month<text:tab/><text:tab/><text:tab/><text:tab/><text:tab/><text:tab/>March</text:p>
      <text:p text:style-name="P2">Year<text:tab/><text:tab/><text:tab/><text:tab/><text:tab/><text:tab/>188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Katharine Kaas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summary of this sermon was published in the <text:span text:style-name="T1">Jewish Exponent</text:span><text:span text:style-name="T2"> on March 16, 1888.</text:span></text:p>
      <text:p text:style-name="P4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On my 37th anniversary/</text:p>
      <text:p text:style-name="P5">of the ministry.</text:p>
      <text:p text:style-name="P5"/>
      <text:p text:style-name="P4">[Page 1]</text:p>
      <text:p text:style-name="P4"><text:tab/>Brethren. <text:s/>A practice quite prevalent among/ clergymen, is that of <text:span text:style-name="T3">stating</text:span><text:span text:style-name="T5"> reporting periodically the/ temporal condition of their respective churches./ <text:s/>You have doubtless noticed it almost weekly/ in our city papers. <text:s/>I have read </text:span><text:span text:style-name="T3">also</text:span><text:span text:style-name="T5"> of Jewish/ Ministers also who, at stated intervals, will detain/ their congregations with a detailed account of the/ number of children they have named; of </text:span><text:span text:style-name="T3">marriages</text:span><text:span text:style-name="T5"> weddings and fu-/-nerals at which they have officiated. <text:s/>To me/ a presentation of such statistics appears value-/-less, from a religious standpoint. <text:s/>A natural/ process it is to be born, to </text:span><text:span text:style-name="T3">become wedded</text:span><text:span text:style-name="T5"> get married and to/ die. <text:s/>When those events occur, Church or Syna-/-gogal rites are generally called into requisition./ <text:s/>Very few persons will then dispense with pastoral/ services. <text:s/>Surely, that is no cause for special/ gratulations. <text:s/>Real advancement will not/ be gauged by a measure of that character, nor/ even by the evidences of a swelling list of/ pew-holders, but by the conversions made among/ all classes, and in all directions./</text:span></text:p>
      <text:p text:style-name="P4"><text:span text:style-name="T5"/></text:p>
      <text:p text:style-name="P4"><text:span text:style-name="T5">[Page 2]</text:span></text:p>
      <text:p text:style-name="P4"><text:span text:style-name="T5">The changing of vicious habits into the </text:span><text:span text:style-name="T3">practice</text:span><text:span text:style-name="T5">/ </text:span><text:span text:style-name="T3">actual</text:span><text:span text:style-name="T5"> exercise of virtues, of sinful propensities into </text:span><text:soft-page-break/><text:span text:style-name="T5">right-/-eous aspirations, of </text:span><text:span text:style-name="T3">inertness</text:span><text:span text:style-name="T5"> inactivity in the field of edu-/-cation into </text:span><text:span text:style-name="T3">energetic active</text:span><text:span text:style-name="T5"> energetic cooperation, of lukewarmness/ into enthusiasm for what is useful and beneficial/ to the human race. <text:s/>That should be the </text:span><text:span text:style-name="T3">proof</text:span><text:span text:style-name="T5"> test/ of a shepherd's influence among his flock. <text:s/>Jere-/-miah of old was assured by the Divine Word, that he/ would stand next to God who sent him forth to/ chide and exhort, if he could draw but one sunk/ in shame out of his lowness and raise him/ to a high plane [Hebrew]/ Now: it has been my greatest ambition, during/ the thirty seven years which I have just com-/-pleted in the service of this Congregation, to/ win the heavenly grace of my Master, as promised/ to the ancient prophet. <text:s/>I craved for </text:span><text:span text:style-name="T3">the</text:span><text:span text:style-name="T5"> a self/ gratulation proceeding </text:span><text:span text:style-name="T3">by the</text:span><text:span text:style-name="T5"> from my knowledge of men and/ women of </text:span><text:span text:style-name="T3">my</text:span><text:span text:style-name="T5"> the chosen race, whom my endeavours brought/ nearer to the God of Israel in humility and closer/ to their fellow mortals in sentiments </text:span><text:span text:style-name="T3">of charity</text:span><text:span text:style-name="T5">/ </text:span><text:span text:style-name="T3">and</text:span><text:span text:style-name="T5"> of love and charity./</text:span></text:p>
      <text:p text:style-name="P4"><text:span text:style-name="T5"/></text:p>
      <text:p text:style-name="P4"><text:span text:style-name="T5">[Page 3]</text:span></text:p>
      <text:p text:style-name="P4"><text:span text:style-name="T5">I did not, of course, lightly esteem numeric-/-al strength, for by its means alone I could work./ <text:s/>With none to listen to my utterances, or to my/ </text:span><text:span text:style-name="T3">delivering</text:span><text:span text:style-name="T5"> performance of our public worship, I could accomplish/ nothing. <text:s/>Therefore in the same degree that a lessen-/-ing of our members </text:span><text:span text:style-name="T3">by</text:span><text:span text:style-name="T5"> from various causes, at different/ periods of my ministration, grieved me to the core, so/ did our occasional increase fill my heart with/ profound satisfaction. <text:s/>The Sages, applying/ figuratively a sentence from Proverbs, tell us that/ the King of the world is extolled when </text:span><text:span text:style-name="T3">many</text:span><text:span text:style-name="T5"> crowds assem-/-ble to do Him homage at consecrated spots [Hebrew]/ [Hebrew]. <text:s/>I have tried my </text:span><text:span text:style-name="T3">best</text:span><text:span text:style-name="T5"> utmost by the force of example to/ </text:span><text:span text:style-name="T3">make</text:span><text:span text:style-name="T5"> bring many to this minor sanctuary and let the latter resound with the voices/ of Hebrews, </text:span><text:span text:style-name="T3">coming to</text:span><text:span text:style-name="T5"> glorifying our Sovereign Lord;/ and here I sought also opportunities to gain for Him loyal/ adherents./</text:span></text:p>
      <text:p text:style-name="P4"><text:span text:style-name="T5">But if I have ever distrusted my capacity to reach/ the goal I strove for, current </text:span><text:span text:style-name="T3">events</text:span><text:span text:style-name="T5"> developments have discouraged/ me completely. <text:s/>I have discovered that the </text:span><text:span text:style-name="T3">pabulum</text:span><text:span text:style-name="T5"> spiritual nutriment/ in which the present generation feeds is not in my possession./</text:span></text:p>
      <text:p text:style-name="P4"><text:span text:style-name="T5"/></text:p>
      <text:p text:style-name="P4"><text:span text:style-name="T5">[Page 4]</text:span></text:p>
      <text:p text:style-name="P4"><text:span text:style-name="T5">Formerly scriptural lessons applied/ to our condition, commanded attention; admonishing/ counsels, respecting the preservation of our Jewish/ distinctiveness, would be considered in keeping with/ the principles governing the Synagogue; a </text:span><text:span text:style-name="T3">mere</text:span><text:span text:style-name="T5"> spontaneous/ popular chanting of time-honored hymns and pray/-ers would create an impression. <text:s/>Not so at present./ <text:s/>The books holding our prophetic teachings have/ been made to give</text:span><text:span text:style-name="T3">n</text:span><text:span text:style-name="T5"> room to modern philosophies. <text:s/>Hebrew/ characteristics are preached against as stumbling/ blocks in the way of progress. <text:s/>Individuals must not/ dare </text:span><text:span text:style-name="T3">to</text:span><text:span text:style-name="T5"> disturb the harmony of non-Israelitish/ hired choristers. <text:s/>Week after week pamphlets/ embodying thoughts, the current of which I often find/ </text:span><text:span text:style-name="T3">it</text:span><text:span text:style-name="T5"> too difficult to follow, are sent to my address. <text:s/>They/ come form more than one city of the Union,/ as the utterances of ordained Rabbis, whose po-/-pularity is growing immensely. <text:s/>Farming a/ criterion from what is submitted to my perusal,/ I must conclude that a radical change has taken/ place; and that what I might have hoped remotely to ac-/-complish heretofore, is now a days altogether beyond my reach./</text:span></text:p>
      <text:p text:style-name="P4"><text:span text:style-name="T5"/></text:p>
      <text:p text:style-name="P4"><text:span text:style-name="T5">[Page 5]</text:span></text:p>
      <text:p text:style-name="P4"><text:span text:style-name="T5">To secure a hearing from the rising generation,/ a person must be abreast with the whole evolu-/-tion of science. <text:s/>He must, moreover, cite German/ and English authors with the same ease as I might/ quote passages in Hebrew from </text:span><text:span text:style-name="T3">in</text:span><text:span text:style-name="T5"> Holy Writ. <text:s/>Unless a Minister/ can display that rich equipment of learning, he/ may as well beg to be superannuated. <text:s/>But/ notwithstanding my unusually long continuance/ in office, I am not prepared, and I </text:span><text:span text:style-name="T3">hope</text:span><text:span text:style-name="T5"> trust/ never to be compelled, to make that request./ <text:s/>There are, my brethren, various natures, each having/ its own pride. <text:s/>Some are proud of their looks, which/ they take great pains to preserve to an advanced age; others are/ proud of their wealth, which they deem </text:span><text:span text:style-name="T3">the</text:span><text:span text:style-name="T5"> supreme</text:span><text:span text:style-name="T3">st</text:span><text:span text:style-name="T5">/ good and with which they will not part;/ some are proud of their learning, </text:span><text:span text:style-name="T3">which they will</text:span><text:span text:style-name="T5">/ seeking </text:span><text:span text:style-name="T3">the</text:span><text:span text:style-name="T5"> every opportunity to pompously set it off./ <text:s/>My pride--pardon the freedom--is my </text:span><text:soft-page-break/><text:span text:style-name="T5">independ-/-ence. <text:s/>Deeply touched, as I am indeed </text:span><text:span text:style-name="T3">deeply</text:span><text:span text:style-name="T5"> by the/ slightest token of affection or regard from any of my/ fellow-creatures, and more especially of my congregants,/ I would nevertheless consider a pension, degradation./</text:span></text:p>
      <text:p text:style-name="P4"><text:span text:style-name="T5"/></text:p>
      <text:p text:style-name="P4"><text:span text:style-name="T5">[Page 6]</text:span></text:p>
      <text:p text:style-name="P4"><text:span text:style-name="T5">So long as </text:span><text:span text:style-name="T3">my</text:span><text:span text:style-name="T5"> the heavenly </text:span><text:span text:style-name="T3">Guide</text:span><text:span text:style-name="T5"> authors of my existence permits me/ to retain </text:span><text:span text:style-name="T3">my</text:span><text:span text:style-name="T5"> physical and mental powers, they/ shall be devoted to the task which I assumed/ at this season thirty seven years ago. <text:s/>My con-/-stant supplication to God, is not to survive my useful-/-ness. <text:s/>But will this </text:span><text:span text:style-name="T3">be felt</text:span><text:span text:style-name="T5"> have </text:span><text:span text:style-name="T3">wide scope</text:span><text:span text:style-name="T5"> any appreciable scope, under such altered/ circumstances? <text:s/>That is the question, burning within/ me like fire. <text:s/>There stands facing me vexa-/-tiously, the fact that my contemporaries reject/ that which satisfied their fathers. <text:s/>They must/ be entertained at "the Temple," both vocally and/ instrumentally. <text:s/>They demand a ritual, brief, yet/ so broad as to be no longer distinguished by its He-/-brew characteristics; it must be clear of</text:span><text:span text:style-name="T3">rom</text:span><text:span text:style-name="T5"> demina-/-tionalism, perfectly cosmopolitan. <text:s/>Fiery/ eloquence in the sermon is looked for, positive/ Judaism shall be eliminated, to allow a place/ for the admixture of poetical effusions out of/ Greek, Latin and Teutonic classics. <text:s/>I need not/ confess my inability to rise equal to that </text:span><text:span text:style-name="T3">degree</text:span><text:span text:style-name="T5"> standard or so </text:span><text:span text:style-name="T3">alter</text:span><text:span text:style-name="T5"> to shape my/ course as to agree with the spirit of the time./</text:span></text:p>
      <text:p text:style-name="P4"><text:span text:style-name="T5"/></text:p>
      <text:p text:style-name="P4"><text:span text:style-name="T5">[Page 7]</text:span></text:p>
      <text:p text:style-name="P4"><text:span text:style-name="T5">But were I in possession of the varied ca-/-pacities now </text:span><text:span text:style-name="T3">required</text:span><text:span text:style-name="T5"> exacted, or could I do violence to/ my convictions and yield in some matters, in/ order to please modern taste, </text:span><text:span text:style-name="T3">why</text:span><text:span text:style-name="T5"> might i not be asked to please/ also </text:span><text:span text:style-name="T3">about the</text:span><text:span text:style-name="T5"> in transferring </text:span><text:span text:style-name="T3">of</text:span><text:span text:style-name="T5"> the Sabbath? <text:s/>Rabbis/ who are earning the plaudits of vast multitudes for/ having introduced Sunday services, ostensibly as sup-/-plements to the </text:span><text:span text:style-name="T3">worship or the</text:span><text:span text:style-name="T5"> holy convocation </text:span><text:span text:style-name="T3">commanded</text:span><text:span text:style-name="T5"> enjoined upon the day of the Decalogue, unmista-/-kingly advocate the total abolition of the latter./ <text:s/>It has been recently contended that "Reform," to claim/ that title, must not "tolerate the continuance of/ an exclusive Saturday service, in which God is/ thanked for the Sabbath rest which the members/ are not enjoying, and which estranges thousands/ from our faith." <text:s/>You have heard it then; because/ many refuse obedience to the Law, the Law must/ be put down to accomodate[sic!] the disobedient. <text:s/>Thus, in/ a number of wealthy and large congregations East and/ West, </text:span><text:span text:style-name="T3">Sunday</text:span><text:span text:style-name="T5"> the </text:span><text:span text:style-name="T3">Church</text:span><text:span text:style-name="T5"> edict of the early church is stealing a march on the fourth/ commandment of Sinai. <text:s/>Woe for the hour that/ the work of Moses shall be supplanted by what is </text:span><text:span text:style-name="T3">falsely called</text:span><text:span text:style-name="T5"> stolidly termed "American/ Judaism." <text:s/>Christianity shall have won the victory./</text:span></text:p>
      <text:p text:style-name="P4"><text:span text:style-name="T5"/></text:p>
      <text:p text:style-name="P4"><text:span text:style-name="T5">[Page 8]</text:span></text:p>
      <text:p text:style-name="P4"><text:span text:style-name="T5">Brethren. <text:s/>At the completion of thirty seven years/ in the Jewish Ministry, I take my stand/ where my congregation first placed me. <text:s/>I/ shall not swerve. <text:s/>Contumely I am prepared/ to bear. <text:s/>The jeers of such as call me "the un-/-progressive one," will not scare me into </text:span><text:span text:style-name="T3">an ac-</text:span><text:span text:style-name="T5"> a com-/</text:span><text:span text:style-name="T3">-quiescence in</text:span><text:span text:style-name="T5"> pliance with that which I consider </text:span><text:span text:style-name="T3">destructive</text:span><text:span text:style-name="T5"> a gradual surrendering of/ my father's belief. <text:s/>At this period of my/ life I cannot promise a fresh supply of know-/-ledge in the discharge of duty; too late would/ it be for me to qualify myself and bring to bear upon it a familiar/ acquaintance with philosophy and science, or undergo a </text:span><text:span text:style-name="T3">series of</text:span><text:span text:style-name="T5"> musical </text:span><text:span text:style-name="T3">teachings</text:span><text:span text:style-name="T5"> training; but a/ determination not to shrink from labor within the range of my faculties, to apply/ myself to it earnestly and faithfully, I can pro-/-mise. <text:s/>Those who ask for no more, and are will-/-ing to remain under my unpretending pastorship, will not, I/ trust, be put to shame [Hebrew] "And may these words/ wherewith I make supplication before the Lord, be nigh/ unto the Lord our God day and night, that He may maint-/-ain the cause of His servant, which is the cause/ of His people Israel continually." <text:s/>Amen./</text:span></text:p>
      <text:p text:style-name="P4"><text:span text:style-name="T5"/></text:p>
      <text:p text:style-name="P4"><text:span text:style-name="T5">[Page 9]</text:span></text:p>
      <text:p text:style-name="P4"><text:span text:style-name="T5"><text:tab/>I am happy to relieve my Jeremiade[sic!] on/ this, to me commemorative, Sabbath by congratu-/-lating the Congregation "Mickv</text:span><text:span text:style-name="T6">è</text:span><text:span text:style-name="T7"> Israel" on the/ receipt of a legacy--the highest in material </text:span><text:soft-page-break/><text:span text:style-name="T7">value/ ever deposited into its treasury. <text:s/>May the generous/ gift prove an incentive to disburden this Sanctuary/ from the weight which a combination of untoward/ circumstances laid upon it; so that it may be/ truthfully called "the house of God." <text:s/>And may/ she be ever blessed, who righteously provided for/ a hereafter by deeds, securing the further worship/ of her living Redeemer, benefitting[sic!] the orphans/ and the sick of his people, her sisters in faith/ in the hour of </text:span><text:span text:style-name="T4">distress</text:span><text:span text:style-name="T7"> trial and her brethren in poverty,/ promoting religious education at home and industry/ abroad. <text:s/>May the memory of Katharine Kaas/ be praised on earth, and angels in heaven inef-/-faceably record her charities in the book of a/ life </text:span><text:span text:style-name="T4">blissful and</text:span><text:span text:style-name="T7"> everlastingly blissful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7T15:51:34.74</meta:creation-date>
    <dc:date>2012-10-01T11:05:02.91</dc:date>
    <dc:creator>Penn Libraries</dc:creator>
    <meta:editing-duration>PT00H42M5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863" meta:character-count="11634"/>
  </office:meta>
</office:document-meta>
</file>